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59.19pt"/>
    </style:style>
    <style:style style:name="co3" style:family="table-column">
      <style:table-column-properties fo:break-before="auto" style:column-width="150.04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112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fo:color="#000000" fo:font-size="12pt" style:font-size-asian="12pt" style:font-size-complex="12pt"/>
    </style:style>
    <style:style style:name="ce4" style:family="table-cell" style:parent-style-name="Default" style:data-style-name="N61">
      <style:table-cell-properties fo:background-color="#e3f1d5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3f1d5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e3f1d5"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7" style:family="table-cell" style:parent-style-name="Default" style:data-style-name="N61">
      <style:table-cell-properties fo:background-color="#e3f1d5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Checklist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4" table:number-columns-repeated="2" table:default-cell-style-name="ce9"/>
        <table:table-column table:style-name="co5" table:default-cell-style-name="ce7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luvial</text:p>
          </table:table-cell>
          <table:table-cell table:style-name="ce1" office:value-type="string" calcext:value-type="string">
            <text:p>Bay-wide (lower)</text:p>
          </table:table-cell>
          <table:table-cell table:style-name="ce1" office:value-type="string" calcext:value-type="string">
            <text:p>Bay-wide (upper)</text:p>
          </table:table-cell>
          <table:table-cell table:style-name="ce8" office:value-type="string" calcext:value-type="string">
            <text:p>Time_series (NB)</text:p>
          </table:table-cell>
          <table:table-cell table:style-name="ce8" office:value-type="string" calcext:value-type="string">
            <text:p>Time_series (CB)</text:p>
          </table:table-cell>
          <table:table-cell table:style-name="ce8" office:value-type="string" calcext:value-type="string">
            <text:p>Time_series (SB)</text:p>
          </table:table-cell>
        </table:table-row>
        <table:table-row table:style-name="ro1">
          <table:table-cell office:value-type="string" calcext:value-type="string">
            <text:p>nsm</text:p>
          </table:table-cell>
          <table:table-cell office:value-type="float" office:value="0.000000523" calcext:value-type="float">
            <text:p>5.23E-07</text:p>
          </table:table-cell>
          <table:table-cell table:style-name="ce7" office:value-type="float" office:value="0.000000993" calcext:value-type="float">
            <text:p>9.93E-0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.000000172" calcext:value-type="float">
            <text:p>1.72E-07</text:p>
          </table:table-cell>
          <table:table-cell table:style-name="ce7" office:value-type="float" office:value="0.000000433" calcext:value-type="float">
            <text:p>4.33E-07</text:p>
          </table:table-cell>
          <table:table-cell office:value-type="float" office:value="0.000000525" calcext:value-type="float">
            <text:p>5.25E-07</text:p>
          </table:table-cell>
        </table:table-row>
        <table:table-row table:style-name="ro1">
          <table:table-cell office:value-type="string" calcext:value-type="string">
            <text:p>nlg</text:p>
          </table:table-cell>
          <table:table-cell office:value-type="float" office:value="0.00000119" calcext:value-type="float">
            <text:p>1.19E-06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0.00000046" calcext:value-type="float">
            <text:p>4.60E-07</text:p>
          </table:table-cell>
          <table:table-cell table:style-name="ce7" office:value-type="float" office:value="0.0000000597" calcext:value-type="float">
            <text:p>5.97E-08</text:p>
          </table:table-cell>
          <table:table-cell office:value-type="float" office:value="0.000000926" calcext:value-type="float">
            <text:p>9.26E-07</text:p>
          </table:table-cell>
        </table:table-row>
        <table:table-row table:style-name="ro1">
          <table:table-cell office:value-type="string" calcext:value-type="string">
            <text:p>ndi</text:p>
          </table:table-cell>
          <table:table-cell table:style-name="ce5" office:value-type="string" calcext:value-type="string">
            <text:p>NA </text:p>
          </table:table-cell>
          <table:table-cell table:style-name="ce7" office:value-type="float" office:value="0.000000000112" calcext:value-type="float">
            <text:p>1.12E-1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nsmz</text:p>
          </table:table-cell>
          <table:table-cell office:value-type="float" office:value="0.0000283" calcext:value-type="float">
            <text:p>2.83E-05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0.0000347" calcext:value-type="float">
            <text:p>3.47E-05</text:p>
          </table:table-cell>
          <table:table-cell table:style-name="ce7" office:value-type="float" office:value="0.0000224" calcext:value-type="float">
            <text:p>2.24E-05</text:p>
          </table:table-cell>
          <table:table-cell office:value-type="float" office:value="0.0000366" calcext:value-type="float">
            <text:p>3.66E-05</text:p>
          </table:table-cell>
        </table:table-row>
        <table:table-row table:style-name="ro1">
          <table:table-cell office:value-type="string" calcext:value-type="string">
            <text:p>nmdz</text:p>
          </table:table-cell>
          <table:table-cell table:style-name="ce5" office:value-type="string" calcext:value-type="string">
            <text:p>NA </text:p>
          </table:table-cell>
          <table:table-cell table:style-name="ce7" office:value-type="float" office:value="0.000000124" calcext:value-type="float">
            <text:p>1.24E-07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nlgz</text:p>
          </table:table-cell>
          <table:table-cell table:style-name="ce5" office:value-type="string" calcext:value-type="string">
            <text:p>NA </text:p>
          </table:table-cell>
          <table:table-cell table:style-name="ce7" office:value-type="float" office:value="0.000000232" calcext:value-type="float">
            <text:p>2.32E-07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ldon</text:p>
          </table:table-cell>
          <table:table-cell office:value-type="float" office:value="0.000000054" calcext:value-type="float">
            <text:p>5.40E-0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0.0000000792" calcext:value-type="float">
            <text:p>7.92E-08</text:p>
          </table:table-cell>
        </table:table-row>
        <table:table-row table:style-name="ro1">
          <table:table-cell office:value-type="string" calcext:value-type="string">
            <text:p>sldon</text:p>
          </table:table-cell>
          <table:table-cell office:value-type="float" office:value="0.00000108" calcext:value-type="float">
            <text:p>1.08E-0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0.00000158" calcext:value-type="float">
            <text:p>1.58E-06</text:p>
          </table:table-cell>
        </table:table-row>
        <table:table-row table:style-name="ro1">
          <table:table-cell office:value-type="string" calcext:value-type="string">
            <text:p>srdon</text:p>
          </table:table-cell>
          <table:table-cell office:value-type="float" office:value="0.00000427" calcext:value-type="float">
            <text:p>4.27E-0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0.00000625" calcext:value-type="float">
            <text:p>6.25E-06</text:p>
          </table:table-cell>
        </table:table-row>
        <table:table-row table:style-name="ro1">
          <table:table-cell office:value-type="string" calcext:value-type="string">
            <text:p>nbact</text:p>
          </table:table-cell>
          <table:table-cell office:value-type="float" office:value="0.000000398" calcext:value-type="float">
            <text:p>3.98E-07</text:p>
          </table:table-cell>
          <table:table-cell table:style-name="ce7" office:value-type="float" office:value="0.000000215" calcext:value-type="float">
            <text:p>2.15E-07</text:p>
          </table:table-cell>
          <table:table-cell table:style-name="ce7" office:value-type="float" office:value="0.00000061" calcext:value-type="float">
            <text:p>6.10E-07</text:p>
          </table:table-cell>
          <table:table-cell table:style-name="ce7" office:value-type="float" office:value="0.000000185" calcext:value-type="float">
            <text:p>1.85E-07</text:p>
          </table:table-cell>
          <table:table-cell table:style-name="ce7" office:value-type="float" office:value="0.000000283" calcext:value-type="float">
            <text:p>2.83E-07</text:p>
          </table:table-cell>
          <table:table-cell office:value-type="float" office:value="0.00000036" calcext:value-type="float">
            <text:p>3.60E-07</text:p>
          </table:table-cell>
        </table:table-row>
        <table:table-row table:style-name="ro1">
          <table:table-cell office:value-type="string" calcext:value-type="string">
            <text:p>nh4</text:p>
          </table:table-cell>
          <table:table-cell office:value-type="float" office:value="0.00000034" calcext:value-type="float">
            <text:p>3.40E-07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0.000000154" calcext:value-type="float">
            <text:p>1.54E-07</text:p>
          </table:table-cell>
          <table:table-cell table:style-name="ce7" office:value-type="float" office:value="0.000000133" calcext:value-type="float">
            <text:p>1.33E-07</text:p>
          </table:table-cell>
          <table:table-cell office:value-type="float" office:value="0.000000113" calcext:value-type="float">
            <text:p>1.13E-07</text:p>
          </table:table-cell>
        </table:table-row>
        <table:table-row table:style-name="ro1">
          <table:table-cell office:value-type="string" calcext:value-type="string">
            <text:p>no3</text:p>
          </table:table-cell>
          <table:table-cell office:value-type="float" office:value="0.0000048" calcext:value-type="float">
            <text:p>4.80E-06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0.000000348" calcext:value-type="float">
            <text:p>3.48E-07</text:p>
          </table:table-cell>
          <table:table-cell table:style-name="ce7" office:value-type="float" office:value="0.000000102" calcext:value-type="float">
            <text:p>1.02E-07</text:p>
          </table:table-cell>
          <table:table-cell office:value-type="float" office:value="0.0000000614" calcext:value-type="float">
            <text:p>6.14E-08</text:p>
          </table:table-cell>
        </table:table-row>
        <table:table-row table:style-name="ro1">
          <table:table-cell office:value-type="string" calcext:value-type="string">
            <text:p>ndet</text:p>
          </table:table-cell>
          <table:table-cell office:value-type="float" office:value="0.00000625" calcext:value-type="float">
            <text:p>6.25E-06</text:p>
          </table:table-cell>
          <table:table-cell table:style-name="ce7" office:value-type="float" office:value="0.000000318" calcext:value-type="float">
            <text:p>3.18E-07</text:p>
          </table:table-cell>
          <table:table-cell table:style-name="ce7" office:value-type="float" office:value="0.000000492" calcext:value-type="float">
            <text:p>4.92E-07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sio4</text:p>
          </table:table-cell>
          <table:table-cell office:value-type="float" office:value="0.000173" calcext:value-type="float">
            <text:p>1.73E-04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0.00000696" calcext:value-type="float">
            <text:p>6.96E-06</text:p>
          </table:table-cell>
          <table:table-cell table:style-name="ce7" office:value-type="float" office:value="0.00000461" calcext:value-type="float">
            <text:p>4.61E-06</text:p>
          </table:table-cell>
          <table:table-cell office:value-type="float" office:value="0.00000666" calcext:value-type="float">
            <text:p>6.66E-06</text:p>
          </table:table-cell>
        </table:table-row>
        <table:table-row table:style-name="ro1">
          <table:table-cell table:style-name="ce3" office:value-type="string" calcext:value-type="string">
            <text:p>silg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table:style-name="ce3" office:value-type="string" calcext:value-type="string">
            <text:p>sidet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table:style-name="ce3" office:value-type="string" calcext:value-type="string">
            <text:p>cadet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table:style-name="ce3" office:value-type="string" calcext:value-type="string">
            <text:p>lith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table:style-name="ce3" office:value-type="string" calcext:value-type="string">
            <text:p>lithdet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ldop</text:p>
          </table:table-cell>
          <table:table-cell office:value-type="float" office:value="0.00000000195" calcext:value-type="float">
            <text:p>1.95E-0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0.00000000161" calcext:value-type="float">
            <text:p>1.61E-09</text:p>
          </table:table-cell>
        </table:table-row>
        <table:table-row table:style-name="ro1">
          <table:table-cell office:value-type="string" calcext:value-type="string">
            <text:p>sldop</text:p>
          </table:table-cell>
          <table:table-cell office:value-type="float" office:value="0.000000039" calcext:value-type="float">
            <text:p>3.90E-0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0.0000000323" calcext:value-type="float">
            <text:p>3.23E-08</text:p>
          </table:table-cell>
        </table:table-row>
        <table:table-row table:style-name="ro1">
          <table:table-cell office:value-type="string" calcext:value-type="string">
            <text:p>srdop</text:p>
          </table:table-cell>
          <table:table-cell office:value-type="float" office:value="0.000000154" calcext:value-type="float">
            <text:p>1.54E-0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0.000000127" calcext:value-type="float">
            <text:p>1.27E-07</text:p>
          </table:table-cell>
        </table:table-row>
        <table:table-row table:style-name="ro1">
          <table:table-cell office:value-type="string" calcext:value-type="string">
            <text:p>po4</text:p>
          </table:table-cell>
          <table:table-cell office:value-type="float" office:value="0.0000007" calcext:value-type="float">
            <text:p>7.00E-07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0.000000084" calcext:value-type="float">
            <text:p>8.40E-08</text:p>
          </table:table-cell>
          <table:table-cell table:style-name="ce7" office:value-type="float" office:value="0.0000000778" calcext:value-type="float">
            <text:p>7.78E-08</text:p>
          </table:table-cell>
          <table:table-cell office:value-type="float" office:value="0.000000085" calcext:value-type="float">
            <text:p>8.50E-08</text:p>
          </table:table-cell>
        </table:table-row>
        <table:table-row table:style-name="ro1">
          <table:table-cell office:value-type="string" calcext:value-type="string">
            <text:p>pdet</text:p>
          </table:table-cell>
          <table:table-cell office:value-type="float" office:value="0.000000000403" calcext:value-type="float">
            <text:p>4.03E-10</text:p>
          </table:table-cell>
          <table:table-cell table:style-name="ce7" office:value-type="float" office:value="0.00000000769" calcext:value-type="float">
            <text:p>7.69E-09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fesm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fedi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felg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fed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fedet</text:p>
          </table:table-cell>
          <table:table-cell table:style-name="ce6" office:value-type="string" calcext:value-type="string">
            <text:p>NA 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0.000395" calcext:value-type="float">
            <text:p>3.95E-04</text:p>
          </table:table-cell>
          <table:table-cell table:style-name="ce7" office:value-type="float" office:value="0.00025" calcext:value-type="float">
            <text:p>2.50E-04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dic</text:p>
          </table:table-cell>
          <table:table-cell office:value-type="float" office:value="0.0014" calcext:value-type="float">
            <text:p>1.40E-0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7" office:value-type="float" office:value="0.00192" calcext:value-type="float">
            <text:p>1.92E-03</text:p>
          </table:table-cell>
          <table:table-cell office:value-type="float" office:value="0.0019" calcext:value-type="float">
            <text:p>1.90E-03</text:p>
          </table:table-cell>
        </table:table-row>
        <table:table-row table:style-name="ro1">
          <table:table-cell office:value-type="string" calcext:value-type="string">
            <text:p>alk</text:p>
          </table:table-cell>
          <table:table-cell office:value-type="float" office:value="0.00141" calcext:value-type="float">
            <text:p>1.41E-03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0.00217" calcext:value-type="float">
            <text:p>2.17E-03</text:p>
          </table:table-cell>
          <table:table-cell table:style-name="ce7" office:value-type="float" office:value="0.00218" calcext:value-type="float">
            <text:p>2.18E-03</text:p>
          </table:table-cell>
          <table:table-cell office:value-type="float" office:value="0.00216" calcext:value-type="float">
            <text:p>2.16E-03</text:p>
          </table:table-cell>
        </table:table-row>
        <table:table-row table:style-name="ro2" table:number-rows-repeated="2"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*All values reflected in the time series columns are indicative of wet season (October – May) values <text:span text:style-name="T1">only.</text:span>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 style:data-style-name="N2" text:time-value="10:22:52.709996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9:59:54.687568934</meta:creation-date>
    <dc:date>2019-03-05T13:30:48.340144733</dc:date>
    <meta:editing-duration>PT5H37M5S</meta:editing-duration>
    <meta:editing-cycles>13</meta:editing-cycles>
    <meta:generator>LibreOffice/5.1.6.2$Linux_X86_64 LibreOffice_project/10m0$Build-2</meta:generator>
    <meta:document-statistic meta:table-count="1" meta:cell-count="172" meta:object-count="0"/>
  </office:meta>
</office:document-meta>
</file>